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5104P0" style:volatile="true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5104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5104P0"/>
    </number:currency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6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5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5104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 style:data-style-name="N2">
      <style:table-cell-properties fo:background-color="#00ff00" fo:border="0.06pt solid #000000"/>
    </style:style>
  </office:automatic-styles>
  <office:body>
    <office:spreadsheet>
      <table:table table:name="Foglio1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3" table:number-rows-spanned="1">
            <text:p>Trasferta: 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<text:s text:c="9"/>DAL: 12/04/2012 <text:s text:c="28"/>AL: 14/04/2012 <text:s text:c="27"/>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4" office:value-type="string">
            <text:p>Tipologia</text:p>
          </table:table-cell>
          <table:table-cell table:number-columns-repeated="2" table:style-name="ce4" office:value-type="string">
            <text:p>Valuta</text:p>
          </table:table-cell>
          <table:table-cell/>
          <table:table-cell table:style-name="ce21" office:value-type="string">
            <text:p>Tasso di cambio</text:p>
          </table:table-cell>
          <table:table-cell table:style-name="ce22" office:value-type="float" office:value="4.3">
            <text:p>4,30</text:p>
          </table:table-cell>
        </table:table-row>
        <table:table-row table:style-name="ro3">
          <table:table-cell table:style-name="ce5"/>
          <table:table-cell table:style-name="ce11" office:value-type="string">
            <text:p>Euro</text:p>
          </table:table-cell>
          <table:table-cell table:style-name="ce11" office:value-type="string">
            <text:p>Lei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6" office:value-type="string">
            <text:p>Hotel</text:p>
          </table:table-cell>
          <table:table-cell table:style-name="ce12"/>
          <table:table-cell table:style-name="ce16" office:value-type="currency" office:currency="RON" office:value="2135.25">
            <text:p>2.135,25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2" office:value-type="currency" office:currency="EUR" office:value="120">
            <text:p>€ 120,00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96">
            <text:p>96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271">
            <text:p>271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84">
            <text:p>184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64.8">
            <text:p>64,8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59.6">
            <text:p>59,6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26">
            <text:p>126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4"/>
          <table:table-cell table:style-name="ce18" office:value-type="currency" office:currency="RON" office:value="214">
            <text:p>214,00 lei</text:p>
          </table:table-cell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2"/>
          <table:table-cell table:style-name="ce16" office:value-type="currency" office:currency="RON" office:value="10">
            <text:p>10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2"/>
          <table:table-cell table:style-name="ce16" office:value-type="currency" office:currency="RON" office:value="57">
            <text:p>57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Spesa</text:p>
          </table:table-cell>
          <table:table-cell table:style-name="ce13"/>
          <table:table-cell table:style-name="ce17" office:value-type="currency" office:currency="RON" office:value="95.15">
            <text:p>95,15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Spesa</text:p>
          </table:table-cell>
          <table:table-cell table:style-name="ce14"/>
          <table:table-cell table:style-name="ce18" office:value-type="currency" office:currency="RON" office:value="36.39">
            <text:p>36,39 lei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2"/>
          <table:table-cell table:style-name="ce16" office:value-type="currency" office:currency="RON" office:value="38.14">
            <text:p>38,14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number-columns-repeated="4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8:.B40])" office:value-type="currency" office:currency="EUR" office:value="120">
            <text:p>€ 120,00</text:p>
          </table:table-cell>
          <table:table-cell table:style-name="ce20" table:formula="of:=SUM([.C8:.C40])" office:value-type="currency" office:currency="RON" office:value="3387.33">
            <text:p>3.387,33 lei</text:p>
          </table:table-cell>
          <table:table-cell table:number-columns-repeated="3"/>
        </table:table-row>
        <table:table-row table:style-name="ro3" table:number-rows-repeated="3">
          <table:table-cell table:style-name="ce8"/>
          <table:table-cell table:number-columns-repeated="5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43])+([.C43]/[.F4])" office:value-type="currency" office:currency="EUR" office:value="907.751162790698">
            <text:p>€ 907,75</text:p>
          </table:table-cell>
          <table:table-cell table:number-columns-repeated="4"/>
        </table:table-row>
        <table:table-row table:style-name="ro3" table:number-rows-repeated="104852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2" number:min-integer-digits="0"/>
    </number:number-style>
    <number:currency-style style:name="N5109P0" style:volatile="true" number:language="ro" number:country="RO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9" number:language="ro" number:country="R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5-08T09:06:45.33</dc:date>
    <meta:editing-duration>PT54M3S</meta:editing-duration>
    <meta:editing-cycles>17</meta:editing-cycles>
    <meta:generator>LibreOffice/3.5$Windows_x86 LibreOffice_project/235ab8a-3802056-4a8fed3-2d66ea8-e241b80</meta:generator>
    <meta:document-statistic meta:table-count="3" meta:cell-count="56" meta:object-count="0"/>
  </office:meta>
</office:document-meta>
</file>